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5.3257in" style:rel-column-width="6988*"/>
    </style:style>
    <style:style style:name="Table8.B" style:family="table-column">
      <style:table-column-properties style:column-width="2.2764in" style:rel-column-width="2987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5" style:family="paragraph" style:parent-style-name="Table_20_Contents">
      <style:text-properties style:font-name="Segoe UI"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7" style:family="paragraph" style:parent-style-name="Table_20_Contents">
      <style:text-properties style:font-name="Segoe UI" fo:font-size="7pt" style:font-size-asian="7pt" style:font-size-complex="7pt"/>
    </style:style>
    <style:style style:name="P8" style:family="paragraph" style:parent-style-name="Table_20_Contents">
      <style:text-properties style:font-name="Segoe UI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9pt" style:font-size-asian="9pt" style:font-size-complex="9pt"/>
    </style:style>
    <style:style style:name="P10" style:family="paragraph" style:parent-style-name="Table_20_Contents">
      <style:text-properties style:font-name="Segoe UI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10pt" fo:language="en" fo:country="GB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Century Gothic" fo:font-size="10pt" style:text-underline-style="none" style:font-size-asian="10pt" style:font-size-complex="10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10pt" style:text-underline-style="none" style:font-size-asian="10pt" style:font-size-complex="10pt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10pt" style:text-underline-style="none" style:font-size-asian="10pt" style:font-size-complex="10pt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10pt" style:text-underline-style="none" style:font-size-asian="10pt" style:font-size-complex="10pt"/>
    </style:style>
    <style:style style:name="P17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10pt" style:text-underline-style="none" style:font-size-asian="10pt" style:font-size-complex="10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T3" style:family="text">
      <style:text-properties style:font-name="Segoe UI" fo:font-size="10pt" style:font-size-asian="10pt" style:font-size-complex="10pt"/>
    </style:style>
    <style:style style:name="T4" style:family="text">
      <style:text-properties style:font-name="Segoe UI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style:font-name="Segoe UI" fo:font-size="9pt" style:font-size-asian="9pt" style:font-size-complex="9pt"/>
    </style:style>
    <style:style style:name="T6" style:family="text">
      <style:text-properties style:font-name="Segoe UI" fo:font-size="9pt" style:text-underline-style="solid" style:text-underline-width="auto" style:text-underline-color="font-color" style:font-size-asian="9pt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8pt" style:font-size-asian="8pt" style:font-size-complex="8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3">Customer <text:s text:c="13"/>: <text:s/><text:span text:description="customer">467HJYJY, GP</text:span></text:p>
            </table:table-cell>
            <table:table-cell table:style-name="Table8.B1" office:value-type="string">
              <text:p text:style-name="P15"><text:s/>Date <text:s text:c="16"/>: <text:s/><text:span text:description="date">2015-07-03</text:span></text:p>
            </table:table-cell>
          </table:table-row>
          <table:table-row>
            <table:table-cell table:style-name="Table8.A2" office:value-type="string">
              <text:p text:style-name="P13">Job Order &amp; DR# : <text:s/><text:span text:description="job">15P-07-6578, 15P-07-9006</text:span></text:p>
            </table:table-cell>
            <table:table-cell table:style-name="Table8.B2" office:value-type="string">
              <text:p text:style-name="P17">Fabric Style <text:s text:c="5"/>: <text:s text:c="2"/><text:span text:description="fabStyle">PONGEE</text:span></text:p>
            </table:table-cell>
          </table:table-row>
          <table:table-row>
            <table:table-cell table:style-name="Table8.A2" office:value-type="string">
              <text:p text:style-name="P15">Quantity <text:s text:c="15"/>: <text:s text:c="2"/><text:span text:description="quant">568 +560 </text:span></text:p>
            </table:table-cell>
            <table:table-cell table:style-name="Table8.B2" office:value-type="string">
              <text:p text:style-name="P16"><text:s/>Total Quantity : <text:s/><text:span text:description="total">1128</text:span></text:p>
            </table:table-cell>
          </table:table-row>
          <table:table-row>
            <table:table-cell table:style-name="Table8.A2" office:value-type="string">
              <text:p text:style-name="P13">Design Name <text:s text:c="6"/>: <text:s/><text:span text:description="desName">Peach Dressing</text:span></text:p>
            </table:table-cell>
            <table:table-cell table:style-name="Table8.B2" office:value-type="string">
              <text:p text:style-name="P14"><text:s/>Color <text:s text:c="8"/><text:span text:style-name="T7"><text:s/></text:span><text:s/><text:span text:style-name="T8"><text:s text:c="2"/></text:span><text:s text:c="3"/>: <text:s text:c="2"/><text:span text:description="color">Blue</text:span></text:p>
            </table:table-cell>
          </table:table-row>
        </table:table>
        <text:p text:style-name="P4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11">Laboratory Recipe</text:p>
            </table:table-cell>
            <table:covered-table-cell/>
            <table:table-cell table:style-name="Table1.C1" table:number-columns-spanned="3" office:value-type="string">
              <text:p text:style-name="P11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8">Colorway No :</text:p>
              <text:p text:style-name="P8">Screen No 1 : <text:span text:description="screen1">Aqua Orange</text:span></text:p>
            </table:table-cell>
            <table:covered-table-cell/>
            <table:table-cell table:style-name="Table1.C2" office:value-type="string">
              <text:p text:style-name="P9"><text:span text:description="kilo1">13.0</text:span> <text:s/>Kgs</text:p>
            </table:table-cell>
            <table:table-cell table:style-name="Table1.C2" office:value-type="string">
              <text:p text:style-name="P9">Actual</text:p>
            </table:table-cell>
            <table:table-cell table:style-name="Table1.E2" office:value-type="string">
              <text:p text:style-name="P9">Consumption</text:p>
            </table:table-cell>
          </table:table-row>
          <table:table-row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12"><text:span text:description="screen1_1">Blue</text:span></text:p>
            </table:table-cell>
            <table:table-cell table:style-name="Table1.A2" office:value-type="string">
              <text:p text:style-name="P12"><text:span text:description="per1_1">12.0</text:span></text:p>
            </table:table-cell>
            <table:table-cell table:style-name="Table1.A2" office:value-type="string">
              <text:p text:style-name="P12"><text:span text:description="kg1_1">1.56</text:span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 table:style-name="Table1.5">
            <table:table-cell table:style-name="Table1.A2" office:value-type="string">
              <text:p text:style-name="P12"><text:span text:description="screen1_2">FEG</text:span></text:p>
            </table:table-cell>
            <table:table-cell table:style-name="Table1.A2" office:value-type="string">
              <text:p text:style-name="P12"><text:span text:description="per1_2">6.0</text:span></text:p>
            </table:table-cell>
            <table:table-cell table:style-name="Table1.A2" office:value-type="string">
              <text:p text:style-name="P12"><text:span text:description="kg1_2">0.78</text:span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12"><text:span text:description="screen1_3">ORANGE</text:span></text:p>
            </table:table-cell>
            <table:table-cell table:style-name="Table1.A2" office:value-type="string">
              <text:p text:style-name="P12"><text:span text:description="per1_3">5.0</text:span></text:p>
            </table:table-cell>
            <table:table-cell table:style-name="Table1.A2" office:value-type="string">
              <text:p text:style-name="P12"><text:span text:description="kg1_3">0.65</text:span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3">Binder : <text:s/></text:span><text:span text:style-name="T4"><text:span text:description="bind1">3.5</text:span></text:span><text:span text:style-name="T3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2</text:span> : <text:span text:description="m.get(&quot;screen2&quot;)">Mage Red</text:span></text:p>
          </table:table-cell>
          <table:covered-table-cell/>
          <table:table-cell table:style-name="Table2.C1" office:value-type="string">
            <text:p text:style-name="P11"><text:span text:description="m.get(&quot;kil2&quot;)">10.0</text:span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1" office:value-type="string">
            <text:p text:style-name="P12"><text:span text:description="m.get(&quot;name1&quot;)">BLUE GREEN</text:span></text:p>
          </table:table-cell>
          <table:table-cell table:style-name="Table2.A1" office:value-type="string">
            <text:p text:style-name="P12"><text:span text:description="m.get(&quot;per1&quot;)">4.0</text:span></text:p>
          </table:table-cell>
          <table:table-cell table:style-name="Table2.C2" office:value-type="string">
            <text:p text:style-name="P12"><text:span text:description="m.get(&quot;kilo1&quot;)">0.40</text:span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C2" office:value-type="string">
            <text:p text:style-name="P12"><text:span text:description="m.get(&quot;name2&quot;)">RED</text:span></text:p>
          </table:table-cell>
          <table:table-cell table:style-name="Table2.C2" office:value-type="string">
            <text:p text:style-name="P12"><text:span text:description="m.get(&quot;per2&quot;)">6.0</text:span></text:p>
          </table:table-cell>
          <table:table-cell table:style-name="Table2.C2" office:value-type="string">
            <text:p text:style-name="P12"><text:span text:description="m.get(&quot;kilo2&quot;)">0.60</text:span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C2" office:value-type="string">
            <text:p text:style-name="P12"><text:span text:description="m.get(&quot;name3&quot;)"/></text:p>
          </table:table-cell>
          <table:table-cell table:style-name="Table2.C2" office:value-type="string">
            <text:p text:style-name="P12"><text:span text:description="m.get(&quot;per3&quot;)"/></text:p>
          </table:table-cell>
          <table:table-cell table:style-name="Table2.C2" office:value-type="string">
            <text:p text:style-name="P12"><text:span text:description="m.get(&quot;kilo3&quot;)"/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3">Binder : <text:s/></text:span><text:span text:style-name="T4"><text:span text:description="m.get(&quot;bind2&quot;)">3.5</text:span></text:span><text:span text:style-name="T3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3</text:span> : <text:span text:description="m.get(&quot;screen2&quot;)">Stars Blue</text:span></text:p>
          </table:table-cell>
          <table:covered-table-cell/>
          <table:table-cell table:style-name="Table2.C1" office:value-type="string">
            <text:p text:style-name="P11"><text:span text:description="m.get(&quot;kil2&quot;)">20.0</text:span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1" office:value-type="string">
            <text:p text:style-name="P12"><text:span text:description="m.get(&quot;name1&quot;)">Blue</text:span></text:p>
          </table:table-cell>
          <table:table-cell table:style-name="Table2.A1" office:value-type="string">
            <text:p text:style-name="P12"><text:span text:description="m.get(&quot;per1&quot;)">3.0</text:span></text:p>
          </table:table-cell>
          <table:table-cell table:style-name="Table2.C2" office:value-type="string">
            <text:p text:style-name="P12"><text:span text:description="m.get(&quot;kilo1&quot;)">0.60</text:span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C2" office:value-type="string">
            <text:p text:style-name="P12"><text:span text:description="m.get(&quot;name2&quot;)"/></text:p>
          </table:table-cell>
          <table:table-cell table:style-name="Table2.C2" office:value-type="string">
            <text:p text:style-name="P12"><text:span text:description="m.get(&quot;per2&quot;)"/></text:p>
          </table:table-cell>
          <table:table-cell table:style-name="Table2.C2" office:value-type="string">
            <text:p text:style-name="P12"><text:span text:description="m.get(&quot;kilo2&quot;)"/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C2" office:value-type="string">
            <text:p text:style-name="P12"><text:span text:description="m.get(&quot;name3&quot;)"/></text:p>
          </table:table-cell>
          <table:table-cell table:style-name="Table2.C2" office:value-type="string">
            <text:p text:style-name="P12"><text:span text:description="m.get(&quot;per3&quot;)"/></text:p>
          </table:table-cell>
          <table:table-cell table:style-name="Table2.C2" office:value-type="string">
            <text:p text:style-name="P12"><text:span text:description="m.get(&quot;kilo3&quot;)"/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3">Binder : <text:s/></text:span><text:span text:style-name="T4"><text:span text:description="m.get(&quot;bind2&quot;)">3.5</text:span></text:span><text:span text:style-name="T3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4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1" office:value-type="string">
            <text:p text:style-name="P12"><text:span text:description="m.get(&quot;name1&quot;)"/></text:p>
          </table:table-cell>
          <table:table-cell table:style-name="Table2.A1" office:value-type="string">
            <text:p text:style-name="P12"><text:span text:description="m.get(&quot;per1&quot;)"/></text:p>
          </table:table-cell>
          <table:table-cell table:style-name="Table2.C2" office:value-type="string">
            <text:p text:style-name="P12"><text:span text:description="m.get(&quot;kilo1&quot;)"/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C2" office:value-type="string">
            <text:p text:style-name="P12"><text:span text:description="m.get(&quot;name2&quot;)"/></text:p>
          </table:table-cell>
          <table:table-cell table:style-name="Table2.C2" office:value-type="string">
            <text:p text:style-name="P12"><text:span text:description="m.get(&quot;per2&quot;)"/></text:p>
          </table:table-cell>
          <table:table-cell table:style-name="Table2.C2" office:value-type="string">
            <text:p text:style-name="P12"><text:span text:description="m.get(&quot;kilo2&quot;)"/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C2" office:value-type="string">
            <text:p text:style-name="P12"><text:span text:description="m.get(&quot;name3&quot;)"/></text:p>
          </table:table-cell>
          <table:table-cell table:style-name="Table2.C2" office:value-type="string">
            <text:p text:style-name="P12"><text:span text:description="m.get(&quot;per3&quot;)"/></text:p>
          </table:table-cell>
          <table:table-cell table:style-name="Table2.C2" office:value-type="string">
            <text:p text:style-name="P12"><text:span text:description="m.get(&quot;kilo3&quot;)"/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3">Binder : <text:s/></text:span><text:span text:style-name="T4"><text:span text:description="m.get(&quot;bind2&quot;)">___</text:span></text:span><text:span text:style-name="T3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5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1" office:value-type="string">
            <text:p text:style-name="P12"><text:span text:description="m.get(&quot;name1&quot;)"/></text:p>
          </table:table-cell>
          <table:table-cell table:style-name="Table2.A1" office:value-type="string">
            <text:p text:style-name="P12"><text:span text:description="m.get(&quot;per1&quot;)"/></text:p>
          </table:table-cell>
          <table:table-cell table:style-name="Table2.C2" office:value-type="string">
            <text:p text:style-name="P12"><text:span text:description="m.get(&quot;kilo1&quot;)"/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C2" office:value-type="string">
            <text:p text:style-name="P12"><text:span text:description="m.get(&quot;name2&quot;)"/></text:p>
          </table:table-cell>
          <table:table-cell table:style-name="Table2.C2" office:value-type="string">
            <text:p text:style-name="P12"><text:span text:description="m.get(&quot;per2&quot;)"/></text:p>
          </table:table-cell>
          <table:table-cell table:style-name="Table2.C2" office:value-type="string">
            <text:p text:style-name="P12"><text:span text:description="m.get(&quot;kilo2&quot;)"/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C2" office:value-type="string">
            <text:p text:style-name="P12"><text:span text:description="m.get(&quot;name3&quot;)"/></text:p>
          </table:table-cell>
          <table:table-cell table:style-name="Table2.C2" office:value-type="string">
            <text:p text:style-name="P12"><text:span text:description="m.get(&quot;per3&quot;)"/></text:p>
          </table:table-cell>
          <table:table-cell table:style-name="Table2.C2" office:value-type="string">
            <text:p text:style-name="P12"><text:span text:description="m.get(&quot;kilo3&quot;)"/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3">Binder : <text:s/></text:span><text:span text:style-name="T4"><text:span text:description="m.get(&quot;bind2&quot;)">___</text:span></text:span><text:span text:style-name="T3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1" office:value-type="string">
            <text:p text:style-name="P12"><text:span text:description="m.get(&quot;name1&quot;)"/></text:p>
          </table:table-cell>
          <table:table-cell table:style-name="Table2.A1" office:value-type="string">
            <text:p text:style-name="P12"><text:span text:description="m.get(&quot;per1&quot;)"/></text:p>
          </table:table-cell>
          <table:table-cell table:style-name="Table2.C2" office:value-type="string">
            <text:p text:style-name="P12"><text:span text:description="m.get(&quot;kilo1&quot;)"/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C2" office:value-type="string">
            <text:p text:style-name="P12"><text:span text:description="m.get(&quot;name2&quot;)"/></text:p>
          </table:table-cell>
          <table:table-cell table:style-name="Table2.C2" office:value-type="string">
            <text:p text:style-name="P12"><text:span text:description="m.get(&quot;per2&quot;)"/></text:p>
          </table:table-cell>
          <table:table-cell table:style-name="Table2.C2" office:value-type="string">
            <text:p text:style-name="P12"><text:span text:description="m.get(&quot;kilo2&quot;)"/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C2" office:value-type="string">
            <text:p text:style-name="P12"><text:span text:description="m.get(&quot;name3&quot;)"/></text:p>
          </table:table-cell>
          <table:table-cell table:style-name="Table2.C2" office:value-type="string">
            <text:p text:style-name="P12"><text:span text:description="m.get(&quot;per3&quot;)"/></text:p>
          </table:table-cell>
          <table:table-cell table:style-name="Table2.C2" office:value-type="string">
            <text:p text:style-name="P12"><text:span text:description="m.get(&quot;kilo3&quot;)"/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3">Binder : <text:s/></text:span><text:span text:style-name="T4"><text:span text:description="m.get(&quot;bind2&quot;)">___</text:span></text:span><text:span text:style-name="T3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1" office:value-type="string">
            <text:p text:style-name="P12"><text:span text:description="m.get(&quot;name1&quot;)"/></text:p>
          </table:table-cell>
          <table:table-cell table:style-name="Table2.A1" office:value-type="string">
            <text:p text:style-name="P12"><text:span text:description="m.get(&quot;per1&quot;)"/></text:p>
          </table:table-cell>
          <table:table-cell table:style-name="Table2.C2" office:value-type="string">
            <text:p text:style-name="P12"><text:span text:description="m.get(&quot;kilo1&quot;)"/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C2" office:value-type="string">
            <text:p text:style-name="P12"><text:span text:description="m.get(&quot;name2&quot;)"/></text:p>
          </table:table-cell>
          <table:table-cell table:style-name="Table2.C2" office:value-type="string">
            <text:p text:style-name="P12"><text:span text:description="m.get(&quot;per2&quot;)"/></text:p>
          </table:table-cell>
          <table:table-cell table:style-name="Table2.C2" office:value-type="string">
            <text:p text:style-name="P12"><text:span text:description="m.get(&quot;kilo2&quot;)"/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C2" office:value-type="string">
            <text:p text:style-name="P12"><text:span text:description="m.get(&quot;name3&quot;)"/></text:p>
          </table:table-cell>
          <table:table-cell table:style-name="Table2.C2" office:value-type="string">
            <text:p text:style-name="P12"><text:span text:description="m.get(&quot;per3&quot;)"/></text:p>
          </table:table-cell>
          <table:table-cell table:style-name="Table2.C2" office:value-type="string">
            <text:p text:style-name="P12"><text:span text:description="m.get(&quot;kilo3&quot;)"/></text:p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3">Binder : <text:s/></text:span><text:span text:style-name="T4"><text:span text:description="m.get(&quot;bind2&quot;)">___</text:span></text:span><text:span text:style-name="T3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_0MP1" style:family="paragraph" style:parent-style-name="Footer">
      <style:text-properties style:font-name="Segoe UI" fo:font-size="8pt" style:font-size-asian="8pt" style:font-size-complex="8pt"/>
    </style:style>
    <style:page-layout style:name="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>Remarks : <text:s text:c="6"/>_________________________________________________________________________________________________________________________________</text:p>
      </style:footer>
    </style:master-page>
    <style:master-page style:name="Endnote" style:page-layout-name="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7-07T15:00:14.89</dc:date>
    <dc:creator>Eldridge Tan</dc:creator>
    <meta:editing-duration>P3DT9H7M</meta:editing-duration>
    <meta:editing-cycles>62</meta:editing-cycles>
    <meta:generator>jOpenDocument/1.4rc2</meta:generator>
    <meta:user-defined meta:name="SingleXMLDocument_count" meta:value-type="float">0</meta:user-defined>
  </office:meta>
</office:document-meta>
</file>